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BAUTISTA GUTIERREZ, AYDEE MARLENY</text:span></text:p>
      <text:p text:style-name="P3"><text:span text:style-name="T6">CANT. TOTAL DE CAJAS: 25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AN FERNANDO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5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TO SIGUAS</text:span></text:p>
      <text:p text:style-name="P6"/>
      <text:p text:style-name="P6">Recojo: <text:span text:style-name="T3">CARDENAS HUMIRE, GIOVI YAQUELY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5:55:38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